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3.34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8" table:default-cell-style-name="ce3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 calcext:value-type="string">
            <text:p>taille=12x7 ; beta=0 ; seed=1</text:p>
          </table:table-cell>
          <table:table-cell office:value-type="string" calcext:value-type="string">
            <text:p>time (in cb)</text:p>
          </table:table-cell>
          <table:table-cell office:value-type="string" calcext:value-type="string">
            <text:p>nb variables</text:p>
          </table:table-cell>
          <table:table-cell office:value-type="string" calcext:value-type="string">
            <text:p>nb constraints</text:p>
          </table:table-cell>
          <table:table-cell office:value-type="string" calcext:value-type="string">
            <text:p>nonzero</text:p>
          </table:table-cell>
          <table:table-cell office:value-type="string" calcext:value-type="string">
            <text:p>nb callback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Perimet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ayon</text:p>
          </table:table-cell>
          <table:table-cell office:value-type="string" calcext:value-type="string">
            <text:p>Enclave</text:p>
          </table:table-cell>
        </table:table-row>
        <table:table-row table:style-name="ro1">
          <table:table-cell/>
          <table:table-cell office:value-type="string" calcext:value-type="string">
            <text:p>nomi_reserve</text:p>
          </table:table-cell>
          <table:table-cell office:value-type="string" calcext:value-type="string">
            <text:p>7,75 (X)</text:p>
          </table:table-cell>
          <table:table-cell office:value-type="float" office:value="25498" calcext:value-type="float">
            <text:p>25498</text:p>
          </table:table-cell>
          <table:table-cell office:value-type="float" office:value="65010" calcext:value-type="float">
            <text:p>65010</text:p>
          </table:table-cell>
          <table:table-cell office:value-type="float" office:value="209602" calcext:value-type="float">
            <text:p>209602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allbacks_reserve</text:p>
          </table:table-cell>
          <table:table-cell office:value-type="string" calcext:value-type="string">
            <text:p>1,62 (1,20)</text:p>
          </table:table-cell>
          <table:table-cell office:value-type="float" office:value="25498" calcext:value-type="float">
            <text:p>25498</text:p>
          </table:table-cell>
          <table:table-cell office:value-type="float" office:value="918" calcext:value-type="float">
            <text:p>918</text:p>
          </table:table-cell>
          <table:table-cell office:value-type="float" office:value="2206" calcext:value-type="float">
            <text:p>220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allbacks_damier_reserve</text:p>
          </table:table-cell>
          <table:table-cell office:value-type="string" calcext:value-type="string">
            <text:p>0,73 (0,45)</text:p>
          </table:table-cell>
          <table:table-cell office:value-type="float" office:value="12982" calcext:value-type="float">
            <text:p>12982</text:p>
          </table:table-cell>
          <table:table-cell office:value-type="float" office:value="985" calcext:value-type="float">
            <text:p>985</text:p>
          </table:table-cell>
          <table:table-cell office:value-type="float" office:value="2522" calcext:value-type="float">
            <text:p>252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allbacks_damier_rmax_reserve</text:p>
          </table:table-cell>
          <table:table-cell office:value-type="string" calcext:value-type="string">
            <text:p>1,37 (0,42)</text:p>
          </table:table-cell>
          <table:table-cell office:value-type="float" office:value="3378" calcext:value-type="float">
            <text:p>3378</text:p>
          </table:table-cell>
          <table:table-cell office:value-type="float" office:value="5677" calcext:value-type="float">
            <text:p>5677</text:p>
          </table:table-cell>
          <table:table-cell office:value-type="float" office:value="11266" calcext:value-type="float">
            <text:p>11266</text:p>
          </table:table-cell>
          <table:table-cell office:value-type="float" office:value="821" calcext:value-type="float">
            <text:p>82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5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 calcext:value-type="string">
            <text:p>taille=24x14 ; beta=0 ; seed=1</text:p>
          </table:table-cell>
          <table:table-cell office:value-type="string" calcext:value-type="string">
            <text:p>time (in cb)</text:p>
          </table:table-cell>
          <table:table-cell office:value-type="string" calcext:value-type="string">
            <text:p>nb variables</text:p>
          </table:table-cell>
          <table:table-cell office:value-type="string" calcext:value-type="string">
            <text:p>nb constraints</text:p>
          </table:table-cell>
          <table:table-cell office:value-type="string" calcext:value-type="string">
            <text:p>nonzero</text:p>
          </table:table-cell>
          <table:table-cell office:value-type="string" calcext:value-type="string">
            <text:p>nb callback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Perimet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ayon</text:p>
          </table:table-cell>
          <table:table-cell office:value-type="string" calcext:value-type="string">
            <text:p>Enclave</text:p>
          </table:table-cell>
        </table:table-row>
        <table:table-row table:style-name="ro1">
          <table:table-cell/>
          <table:table-cell office:value-type="string" calcext:value-type="string">
            <text:p>nomi_reserve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callbacks_reserve</text:p>
          </table:table-cell>
          <table:table-cell office:value-type="string" calcext:value-type="string">
            <text:p>30,61 (0,90)</text:p>
          </table:table-cell>
          <table:table-cell office:value-type="float" office:value="427988" calcext:value-type="float">
            <text:p>427988</text:p>
          </table:table-cell>
          <table:table-cell office:value-type="float" office:value="3847" calcext:value-type="float">
            <text:p>3847</text:p>
          </table:table-cell>
          <table:table-cell office:value-type="float" office:value="9186" calcext:value-type="float">
            <text:p>9186</text:p>
          </table:table-cell>
          <table:table-cell office:value-type="float" office:value="7563" calcext:value-type="float">
            <text:p>7563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allbacks_damier_reserve</text:p>
          </table:table-cell>
          <table:table-cell office:value-type="string" calcext:value-type="string">
            <text:p>134,05 (1,37)</text:p>
          </table:table-cell>
          <table:table-cell office:value-type="float" office:value="214964" calcext:value-type="float">
            <text:p>214964</text:p>
          </table:table-cell>
          <table:table-cell office:value-type="float" office:value="4147" calcext:value-type="float">
            <text:p>4147</text:p>
          </table:table-cell>
          <table:table-cell office:value-type="float" office:value="10648" calcext:value-type="float">
            <text:p>10648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allbacks_damier_rmax_reserve</text:p>
          </table:table-cell>
          <table:table-cell office:value-type="string" calcext:value-type="string">
            <text:p>434,84 (2,80)</text:p>
          </table:table-cell>
          <table:table-cell office:value-type="float" office:value="67454" calcext:value-type="float">
            <text:p>67454</text:p>
          </table:table-cell>
          <table:table-cell office:value-type="float" office:value="76567" calcext:value-type="float">
            <text:p>76567</text:p>
          </table:table-cell>
          <table:table-cell office:value-type="float" office:value="108359" calcext:value-type="float">
            <text:p>108359</text:p>
          </table:table-cell>
          <table:table-cell office:value-type="float" office:value="124471" calcext:value-type="float">
            <text:p>124471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allbacks_damier_rmax_reserve</text:p>
          </table:table-cell>
          <table:table-cell office:value-type="string" calcext:value-type="string">
            <text:p>339,95 (1,98)</text:p>
          </table:table-cell>
          <table:table-cell office:value-type="float" office:value="55508" calcext:value-type="float">
            <text:p>55508</text:p>
          </table:table-cell>
          <table:table-cell office:value-type="float" office:value="82987" calcext:value-type="float">
            <text:p>82987</text:p>
          </table:table-cell>
          <table:table-cell office:value-type="float" office:value="105417" calcext:value-type="float">
            <text:p>105417</text:p>
          </table:table-cell>
          <table:table-cell office:value-type="float" office:value="75723" calcext:value-type="float">
            <text:p>75723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allbacks_damier_rmax_reserve</text:p>
          </table:table-cell>
          <table:table-cell office:value-type="string" calcext:value-type="string">
            <text:p>164,58 (1,43)</text:p>
          </table:table-cell>
          <table:table-cell office:value-type="float" office:value="44150" calcext:value-type="float">
            <text:p>44150</text:p>
          </table:table-cell>
          <table:table-cell office:value-type="float" office:value="89211" calcext:value-type="float">
            <text:p>89211</text:p>
          </table:table-cell>
          <table:table-cell office:value-type="float" office:value="183312" calcext:value-type="float">
            <text:p>183312</text:p>
          </table:table-cell>
          <table:table-cell office:value-type="float" office:value="27984" calcext:value-type="float">
            <text:p>27984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allbacks_damier_rmax_reserve</text:p>
          </table:table-cell>
          <table:table-cell office:value-type="string" calcext:value-type="string">
            <text:p>72,06 (1,18)</text:p>
          </table:table-cell>
          <table:table-cell office:value-type="float" office:value="33624" calcext:value-type="float">
            <text:p>33624</text:p>
          </table:table-cell>
          <table:table-cell office:value-type="float" office:value="95119" calcext:value-type="float">
            <text:p>95119</text:p>
          </table:table-cell>
          <table:table-cell office:value-type="float" office:value="195128" calcext:value-type="float">
            <text:p>195128</text:p>
          </table:table-cell>
          <table:table-cell office:value-type="float" office:value="19321" calcext:value-type="float">
            <text:p>19321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allbacks_damier_rmax_reserve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feasibl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mi_reserve_nonreserv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allbacks_reserve_nonreserv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allbacks_damier_reserve_nonreserv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allbacks_damier_rmax_reserve_nonreserve</text:p>
          </table:table-cell>
          <table:table-cell office:value-type="string" calcext:value-type="string">
            <text:p>230,28 (2,32)</text:p>
          </table:table-cell>
          <table:table-cell office:value-type="float" office:value="272253" calcext:value-type="float">
            <text:p>272253</text:p>
          </table:table-cell>
          <table:table-cell office:value-type="float" office:value="98651" calcext:value-type="float">
            <text:p>98651</text:p>
          </table:table-cell>
          <table:table-cell office:value-type="float" office:value="76667" calcext:value-type="float">
            <text:p>76667</text:p>
          </table:table-cell>
          <table:table-cell office:value-type="float" office:value="42412" calcext:value-type="float">
            <text:p>42412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5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 calcext:value-type="string">
            <text:p>taille=24x14 ; beta=0 ; fromfiles</text:p>
          </table:table-cell>
          <table:table-cell office:value-type="string" calcext:value-type="string">
            <text:p>time (in cb)</text:p>
          </table:table-cell>
          <table:table-cell office:value-type="string" calcext:value-type="string">
            <text:p>nb variables</text:p>
          </table:table-cell>
          <table:table-cell office:value-type="string" calcext:value-type="string">
            <text:p>nb constraints</text:p>
          </table:table-cell>
          <table:table-cell office:value-type="string" calcext:value-type="string">
            <text:p>nonzero</text:p>
          </table:table-cell>
          <table:table-cell office:value-type="string" calcext:value-type="string">
            <text:p>nb callback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Perimet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ayon</text:p>
          </table:table-cell>
          <table:table-cell office:value-type="string" calcext:value-type="string">
            <text:p>Enclave</text:p>
          </table:table-cell>
        </table:table-row>
        <table:table-row table:style-name="ro1">
          <table:table-cell/>
          <table:table-cell office:value-type="string" calcext:value-type="string">
            <text:p>callbacks_damier_rmax_reserve_nonreserve</text:p>
          </table:table-cell>
          <table:table-cell office:value-type="string" calcext:value-type="string">
            <text:p>32,28 (1,41)</text:p>
          </table:table-cell>
          <table:table-cell office:value-type="float" office:value="272253" calcext:value-type="float">
            <text:p>272253</text:p>
          </table:table-cell>
          <table:table-cell office:value-type="float" office:value="98651" calcext:value-type="float">
            <text:p>98651</text:p>
          </table:table-cell>
          <table:table-cell office:value-type="float" office:value="204098" calcext:value-type="float">
            <text:p>204098</text:p>
          </table:table-cell>
          <table:table-cell office:value-type="float" office:value="8475" calcext:value-type="float">
            <text:p>8475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56" calcext:value-type="float">
            <text:p>56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</table:table-row>
      </table:table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6" table:default-cell-style-name="ce3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taille=12x7 ; beta=0.5 ; seed=1</text:p>
          </table:table-cell>
          <table:table-cell office:value-type="string" calcext:value-type="string">
            <text:p>time (in cb)</text:p>
          </table:table-cell>
          <table:table-cell office:value-type="string" calcext:value-type="string">
            <text:p>nb variables</text:p>
          </table:table-cell>
          <table:table-cell office:value-type="string" calcext:value-type="string">
            <text:p>nb constraints</text:p>
          </table:table-cell>
          <table:table-cell office:value-type="string" calcext:value-type="string">
            <text:p>nonzero</text:p>
          </table:table-cell>
          <table:table-cell office:value-type="string" calcext:value-type="string">
            <text:p>nb callback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optimum</text:p>
          </table:table-cell>
          <table:table-cell office:value-type="string" calcext:value-type="string">
            <text:p>Rayon</text:p>
          </table:table-cell>
          <table:table-cell office:value-type="string" calcext:value-type="string">
            <text:p>Enclave</text:p>
          </table:table-cell>
        </table:table-row>
        <table:table-row table:style-name="ro1">
          <table:table-cell/>
          <table:table-cell office:value-type="string" calcext:value-type="string">
            <text:p>nomi_reserve</text:p>
          </table:table-cell>
          <table:table-cell office:value-type="string" calcext:value-type="string">
            <text:p>16,14 (X)</text:p>
          </table:table-cell>
          <table:table-cell office:value-type="float" office:value="25796" calcext:value-type="float">
            <text:p>25796</text:p>
          </table:table-cell>
          <table:table-cell office:value-type="float" office:value="65606" calcext:value-type="float">
            <text:p>65606</text:p>
          </table:table-cell>
          <table:table-cell office:value-type="float" office:value="209006" calcext:value-type="float">
            <text:p>20900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allbacks_reserve</text:p>
          </table:table-cell>
          <table:table-cell office:value-type="string" calcext:value-type="string">
            <text:p>1,14 (0,41)</text:p>
          </table:table-cell>
          <table:table-cell office:value-type="float" office:value="25796" calcext:value-type="float">
            <text:p>25796</text:p>
          </table:table-cell>
          <table:table-cell office:value-type="float" office:value="1514" calcext:value-type="float">
            <text:p>1514</text:p>
          </table:table-cell>
          <table:table-cell office:value-type="float" office:value="3398" calcext:value-type="float">
            <text:p>3398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allbacks_damier_reserve</text:p>
          </table:table-cell>
          <table:table-cell office:value-type="string" calcext:value-type="string">
            <text:p>0,87 (0,45)</text:p>
          </table:table-cell>
          <table:table-cell office:value-type="float" office:value="13280" calcext:value-type="float">
            <text:p>13280</text:p>
          </table:table-cell>
          <table:table-cell office:value-type="float" office:value="1581" calcext:value-type="float">
            <text:p>1581</text:p>
          </table:table-cell>
          <table:table-cell office:value-type="float" office:value="3714" calcext:value-type="float">
            <text:p>371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allbacks_damier_rmax_reserve</text:p>
          </table:table-cell>
          <table:table-cell office:value-type="string" calcext:value-type="string">
            <text:p>1,18 (0,45)</text:p>
          </table:table-cell>
          <table:table-cell office:value-type="float" office:value="3676" calcext:value-type="float">
            <text:p>3676</text:p>
          </table:table-cell>
          <table:table-cell office:value-type="float" office:value="6273" calcext:value-type="float">
            <text:p>6273</text:p>
          </table:table-cell>
          <table:table-cell office:value-type="float" office:value="12458" calcext:value-type="float">
            <text:p>12458</text:p>
          </table:table-cell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mi_reserve_nonreser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llbacks_reserve_nonreser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llbacks_damier_reserve_nonreser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llbacks_damier_rmax_reserve_nonreserv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1S2_reser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1S2_reserve_nonreserve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taille=24x14 ; beta=0.5 ; seed=1</text:p>
          </table:table-cell>
          <table:table-cell office:value-type="string" calcext:value-type="string">
            <text:p>time (in cb)</text:p>
          </table:table-cell>
          <table:table-cell office:value-type="string" calcext:value-type="string">
            <text:p>nb variables</text:p>
          </table:table-cell>
          <table:table-cell office:value-type="string" calcext:value-type="string">
            <text:p>nb constraints</text:p>
          </table:table-cell>
          <table:table-cell office:value-type="string" calcext:value-type="string">
            <text:p>nonzero</text:p>
          </table:table-cell>
          <table:table-cell office:value-type="string" calcext:value-type="string">
            <text:p>nb callback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optimum</text:p>
          </table:table-cell>
          <table:table-cell office:value-type="string" calcext:value-type="string">
            <text:p>Rayon</text:p>
          </table:table-cell>
          <table:table-cell office:value-type="string" calcext:value-type="string">
            <text:p>Enclave</text:p>
          </table:table-cell>
        </table:table-row>
        <table:table-row table:style-name="ro1">
          <table:table-cell/>
          <table:table-cell office:value-type="string" calcext:value-type="string">
            <text:p>nomi_reserve</text:p>
          </table:table-cell>
          <table:table-cell office:value-type="string" calcext:value-type="string">
            <text:p>too lo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llbacks_reserve</text:p>
          </table:table-cell>
          <table:table-cell office:value-type="string" calcext:value-type="string">
            <text:p>139,23 (1,16)</text:p>
          </table:table-cell>
          <table:table-cell office:value-type="float" office:value="429256" calcext:value-type="float">
            <text:p>429256</text:p>
          </table:table-cell>
          <table:table-cell office:value-type="float" office:value="6383" calcext:value-type="float">
            <text:p>6383</text:p>
          </table:table-cell>
          <table:table-cell office:value-type="float" office:value="16794" calcext:value-type="float">
            <text:p>16794</text:p>
          </table:table-cell>
          <table:table-cell office:value-type="float" office:value="95583" calcext:value-type="float">
            <text:p>95583</text:p>
          </table:table-cell>
          <table:table-cell office:value-type="string" calcext:value-type="string">
            <text:p>X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allbacks_damier_reserve</text:p>
          </table:table-cell>
          <table:table-cell office:value-type="string" calcext:value-type="string">
            <text:p>360,99 (1,78)</text:p>
          </table:table-cell>
          <table:table-cell office:value-type="float" office:value="216232" calcext:value-type="float">
            <text:p>216232</text:p>
          </table:table-cell>
          <table:table-cell office:value-type="float" office:value="6683" calcext:value-type="float">
            <text:p>6683</text:p>
          </table:table-cell>
          <table:table-cell office:value-type="float" office:value="15720" calcext:value-type="float">
            <text:p>15720</text:p>
          </table:table-cell>
          <table:table-cell office:value-type="float" office:value="221307" calcext:value-type="float">
            <text:p>221307</text:p>
          </table:table-cell>
          <table:table-cell office:value-type="string" calcext:value-type="string">
            <text:p>X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allbacks_damier_rmax_reserve</text:p>
          </table:table-cell>
          <table:table-cell office:value-type="string" calcext:value-type="string">
            <text:p>8,42 (0,47)</text:p>
          </table:table-cell>
          <table:table-cell office:value-type="float" office:value="68722" calcext:value-type="float">
            <text:p>68722</text:p>
          </table:table-cell>
          <table:table-cell office:value-type="float" office:value="79103" calcext:value-type="float">
            <text:p>79103</text:p>
          </table:table-cell>
          <table:table-cell office:value-type="float" office:value="113433" calcext:value-type="float">
            <text:p>113433</text:p>
          </table:table-cell>
          <table:table-cell office:value-type="float" office:value="2457" calcext:value-type="float">
            <text:p>2457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mi_reserve_nonreser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llbacks_reserve_nonreserve</text:p>
          </table:table-cell>
          <table:table-cell office:value-type="string" calcext:value-type="string">
            <text:p>945,8 (3,26)</text:p>
          </table:table-cell>
          <table:table-cell office:value-type="float" office:value="454861" calcext:value-type="float">
            <text:p>454861</text:p>
          </table:table-cell>
          <table:table-cell office:value-type="float" office:value="10215" calcext:value-type="float">
            <text:p>10215</text:p>
          </table:table-cell>
          <table:table-cell office:value-type="float" office:value="27066" calcext:value-type="float">
            <text:p>27066</text:p>
          </table:table-cell>
          <table:table-cell office:value-type="float" office:value="321089" calcext:value-type="float">
            <text:p>321089</text:p>
          </table:table-cell>
          <table:table-cell office:value-type="string" calcext:value-type="string">
            <text:p>X</text:p>
          </table:table-cell>
          <table:table-cell table:style-name="ce7"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allbacks_damier_reserve_nonreser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llbacks_damier_rmax_reserve_nonreserv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1S2_reser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1S2_reserve_nonreserve</text:p>
          </table:table-cell>
          <table:table-cell table:number-columns-repeated="9"/>
        </table:table-row>
      </table:table>
      <table:table table:name="Feuille2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7" table:default-cell-style-name="ce3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>
            <text:p>taille=12x7 ; beta=0.5 ; seed=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b variables</text:p>
          </table:table-cell>
          <table:table-cell office:value-type="string" calcext:value-type="string">
            <text:p>nb contraintes</text:p>
          </table:table-cell>
          <table:table-cell office:value-type="string" calcext:value-type="string">
            <text:p>nonzero</text:p>
          </table:table-cell>
          <table:table-cell office:value-type="string" calcext:value-type="string">
            <text:p>optimum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nomi_reserve</text:p>
          </table:table-cell>
          <table:table-cell office:value-type="float" office:value="14.67" calcext:value-type="float">
            <text:p>14,67</text:p>
          </table:table-cell>
          <table:table-cell office:value-type="float" office:value="25796" calcext:value-type="float">
            <text:p>25796</text:p>
          </table:table-cell>
          <table:table-cell office:value-type="float" office:value="65522" calcext:value-type="float">
            <text:p>65522</text:p>
          </table:table-cell>
          <table:table-cell office:value-type="float" office:value="210328" calcext:value-type="float">
            <text:p>210328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allbacks_reserve</text:p>
          </table:table-cell>
          <table:table-cell office:value-type="float" office:value="2.21" calcext:value-type="float">
            <text:p>2,21</text:p>
          </table:table-cell>
          <table:table-cell office:value-type="float" office:value="25796" calcext:value-type="float">
            <text:p>25796</text:p>
          </table:table-cell>
          <table:table-cell office:value-type="float" office:value="1514" calcext:value-type="float">
            <text:p>1514</text:p>
          </table:table-cell>
          <table:table-cell office:value-type="float" office:value="3994" calcext:value-type="float">
            <text:p>399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allbacks_damier_reserve</text:p>
          </table:table-cell>
          <table:table-cell office:value-type="float" office:value="1.48" calcext:value-type="float">
            <text:p>1,48</text:p>
          </table:table-cell>
          <table:table-cell office:value-type="float" office:value="13280" calcext:value-type="float">
            <text:p>13280</text:p>
          </table:table-cell>
          <table:table-cell office:value-type="float" office:value="1598" calcext:value-type="float">
            <text:p>1598</text:p>
          </table:table-cell>
          <table:table-cell office:value-type="float" office:value="4376" calcext:value-type="float">
            <text:p>4376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allbacks_damier_rmax_reserve</text:p>
          </table:table-cell>
          <table:table-cell office:value-type="float" office:value="47.48" calcext:value-type="float">
            <text:p>47,48</text:p>
          </table:table-cell>
          <table:table-cell office:value-type="float" office:value="5098" calcext:value-type="float">
            <text:p>5098</text:p>
          </table:table-cell>
          <table:table-cell office:value-type="float" office:value="1598" calcext:value-type="float">
            <text:p>1598</text:p>
          </table:table-cell>
          <table:table-cell office:value-type="float" office:value="4376" calcext:value-type="float">
            <text:p>437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nomi_reserve_nonreserve</text:p>
          </table:table-cell>
          <table:table-cell office:value-type="float" office:value="282.46" calcext:value-type="float">
            <text:p>282,46</text:p>
          </table:table-cell>
          <table:table-cell office:value-type="float" office:value="56907" calcext:value-type="float">
            <text:p>56907</text:p>
          </table:table-cell>
          <table:table-cell office:value-type="float" office:value="135067" calcext:value-type="float">
            <text:p>135067</text:p>
          </table:table-cell>
          <table:table-cell office:value-type="float" office:value="397158" calcext:value-type="float">
            <text:p>397158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allbacks_reserve_nonreserve</text:p>
          </table:table-cell>
          <table:table-cell office:value-type="float" office:value="4.57" calcext:value-type="float">
            <text:p>4,57</text:p>
          </table:table-cell>
          <table:table-cell office:value-type="float" office:value="56907" calcext:value-type="float">
            <text:p>56907</text:p>
          </table:table-cell>
          <table:table-cell office:value-type="float" office:value="2431" calcext:value-type="float">
            <text:p>2431</text:p>
          </table:table-cell>
          <table:table-cell office:value-type="float" office:value="6276" calcext:value-type="float">
            <text:p>627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allbacks_damier_reserve_nonreserve</text:p>
          </table:table-cell>
          <table:table-cell office:value-type="float" office:value="1.78" calcext:value-type="float">
            <text:p>1,78</text:p>
          </table:table-cell>
          <table:table-cell office:value-type="float" office:value="29019" calcext:value-type="float">
            <text:p>29019</text:p>
          </table:table-cell>
          <table:table-cell office:value-type="float" office:value="2515" calcext:value-type="float">
            <text:p>2515</text:p>
          </table:table-cell>
          <table:table-cell office:value-type="float" office:value="6658" calcext:value-type="float">
            <text:p>6658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allbacks_damier_rmax_reserve_nonreserve</text:p>
          </table:table-cell>
          <table:table-cell office:value-type="float" office:value="99.83" calcext:value-type="float">
            <text:p>99,83</text:p>
          </table:table-cell>
          <table:table-cell office:value-type="float" office:value="20836" calcext:value-type="float">
            <text:p>20836</text:p>
          </table:table-cell>
          <table:table-cell office:value-type="float" office:value="2515" calcext:value-type="float">
            <text:p>2515</text:p>
          </table:table-cell>
          <table:table-cell office:value-type="float" office:value="5226" calcext:value-type="float">
            <text:p>522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1S2_reserve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1S2_reserve_nonreserve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6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>
            <text:p>taille=12x7 ; beta=0.5 ; seed=1</text:p>
          </table:table-cell>
          <table:table-cell office:value-type="string" calcext:value-type="string">
            <text:p>time (in cb)</text:p>
          </table:table-cell>
          <table:table-cell office:value-type="string" calcext:value-type="string">
            <text:p>nb variables</text:p>
          </table:table-cell>
          <table:table-cell office:value-type="string" calcext:value-type="string">
            <text:p>nb contraintes</text:p>
          </table:table-cell>
          <table:table-cell office:value-type="string" calcext:value-type="string">
            <text:p>nonzero</text:p>
          </table:table-cell>
          <table:table-cell office:value-type="string" calcext:value-type="string">
            <text:p>nb callback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optim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i_reserve</text:p>
          </table:table-cell>
          <table:table-cell office:value-type="string" calcext:value-type="string">
            <text:p>14,67 (0)</text:p>
          </table:table-cell>
          <table:table-cell office:value-type="float" office:value="25796" calcext:value-type="float">
            <text:p>25796</text:p>
          </table:table-cell>
          <table:table-cell office:value-type="float" office:value="65522" calcext:value-type="float">
            <text:p>65522</text:p>
          </table:table-cell>
          <table:table-cell office:value-type="float" office:value="210328" calcext:value-type="float">
            <text:p>2103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backs_reserve</text:p>
          </table:table-cell>
          <table:table-cell office:value-type="string" calcext:value-type="string">
            <text:p>1,19 (0,34)</text:p>
          </table:table-cell>
          <table:table-cell office:value-type="float" office:value="25796" calcext:value-type="float">
            <text:p>25796</text:p>
          </table:table-cell>
          <table:table-cell office:value-type="float" office:value="1514" calcext:value-type="float">
            <text:p>1514</text:p>
          </table:table-cell>
          <table:table-cell office:value-type="float" office:value="3994" calcext:value-type="float">
            <text:p>3994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backs_damier_reserve</text:p>
          </table:table-cell>
          <table:table-cell office:value-type="string" calcext:value-type="string">
            <text:p>1,22 (0,35)</text:p>
          </table:table-cell>
          <table:table-cell office:value-type="float" office:value="13280" calcext:value-type="float">
            <text:p>13280</text:p>
          </table:table-cell>
          <table:table-cell office:value-type="float" office:value="1598" calcext:value-type="float">
            <text:p>1598</text:p>
          </table:table-cell>
          <table:table-cell office:value-type="float" office:value="4376" calcext:value-type="float">
            <text:p>4376</text:p>
          </table:table-cell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backs_damier_rmax_reserv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Rmax marche pas 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mi_reserve_nonreserve</text:p>
          </table:table-cell>
          <table:table-cell office:value-type="string" calcext:value-type="string">
            <text:p>282,46 (0)</text:p>
          </table:table-cell>
          <table:table-cell office:value-type="float" office:value="56907" calcext:value-type="float">
            <text:p>56907</text:p>
          </table:table-cell>
          <table:table-cell office:value-type="float" office:value="135067" calcext:value-type="float">
            <text:p>135067</text:p>
          </table:table-cell>
          <table:table-cell office:value-type="float" office:value="397158" calcext:value-type="float">
            <text:p>3971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backs_reserve_nonreserve</text:p>
          </table:table-cell>
          <table:table-cell office:value-type="string" calcext:value-type="string">
            <text:p>10,43 (0,43)</text:p>
          </table:table-cell>
          <table:table-cell office:value-type="float" office:value="56907" calcext:value-type="float">
            <text:p>56907</text:p>
          </table:table-cell>
          <table:table-cell office:value-type="float" office:value="2431" calcext:value-type="float">
            <text:p>2431</text:p>
          </table:table-cell>
          <table:table-cell office:value-type="float" office:value="6276" calcext:value-type="float">
            <text:p>6276</text:p>
          </table:table-cell>
          <table:table-cell office:value-type="float" office:value="3476" calcext:value-type="float">
            <text:p>347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backs_damier_reserve_nonreserve</text:p>
          </table:table-cell>
          <table:table-cell office:value-type="string" calcext:value-type="string">
            <text:p>1,56 (0,37)</text:p>
          </table:table-cell>
          <table:table-cell office:value-type="float" office:value="29019" calcext:value-type="float">
            <text:p>29019</text:p>
          </table:table-cell>
          <table:table-cell office:value-type="float" office:value="2515" calcext:value-type="float">
            <text:p>2515</text:p>
          </table:table-cell>
          <table:table-cell office:value-type="float" office:value="6658" calcext:value-type="float">
            <text:p>6658</text:p>
          </table:table-cell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backs_damier_rmax_reserve_nonreserv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Rmax marche pas 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llbacks_s1s2_reserve</text:p>
          </table:table-cell>
          <table:table-cell office:value-type="float" office:value="2.4" calcext:value-type="float">
            <text:p>2,4</text:p>
          </table:table-cell>
          <table:table-cell office:value-type="float" office:value="424" calcext:value-type="float">
            <text:p>424</text:p>
          </table:table-cell>
          <table:table-cell office:value-type="float" office:value="745" calcext:value-type="float">
            <text:p>745</text:p>
          </table:table-cell>
          <table:table-cell office:value-type="float" office:value="1906" calcext:value-type="float">
            <text:p>190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S2_reserve_nonreserve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>
            <text:p>taille=24x14 ; beta=0.5 ; seed=1</text:p>
          </table:table-cell>
          <table:table-cell office:value-type="string" calcext:value-type="string">
            <text:p>time (in cb)</text:p>
          </table:table-cell>
          <table:table-cell office:value-type="string" calcext:value-type="string">
            <text:p>nb variables</text:p>
          </table:table-cell>
          <table:table-cell office:value-type="string" calcext:value-type="string">
            <text:p>nb contraintes</text:p>
          </table:table-cell>
          <table:table-cell office:value-type="string" calcext:value-type="string">
            <text:p>nonzero</text:p>
          </table:table-cell>
          <table:table-cell office:value-type="string" calcext:value-type="string">
            <text:p>nb callback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optim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i_reserv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llbacks_reserve</text:p>
          </table:table-cell>
          <table:table-cell office:value-type="string" calcext:value-type="string">
            <text:p>136,82 (1,14)</text:p>
          </table:table-cell>
          <table:table-cell office:value-type="float" office:value="429256" calcext:value-type="float">
            <text:p>429256</text:p>
          </table:table-cell>
          <table:table-cell office:value-type="float" office:value="6383" calcext:value-type="float">
            <text:p>6383</text:p>
          </table:table-cell>
          <table:table-cell office:value-type="float" office:value="16794" calcext:value-type="float">
            <text:p>16794</text:p>
          </table:table-cell>
          <table:table-cell office:value-type="float" office:value="62316" calcext:value-type="float">
            <text:p>62316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backs_damier_reserve</text:p>
          </table:table-cell>
          <table:table-cell office:value-type="string" calcext:value-type="string">
            <text:p>58,14 (0,94)</text:p>
          </table:table-cell>
          <table:table-cell office:value-type="float" office:value="216232" calcext:value-type="float">
            <text:p>216232</text:p>
          </table:table-cell>
          <table:table-cell office:value-type="float" office:value="6719" calcext:value-type="float">
            <text:p>6719</text:p>
          </table:table-cell>
          <table:table-cell office:value-type="float" office:value="15862" calcext:value-type="float">
            <text:p>15862</text:p>
          </table:table-cell>
          <table:table-cell office:value-type="float" office:value="22984" calcext:value-type="float">
            <text:p>22984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backs_damier_rmax_reserv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mi_reserve_nonreserv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llbacks_reserve_nonreserve</text:p>
          </table:table-cell>
          <table:table-cell office:value-type="string" calcext:value-type="string">
            <text:p>616,87 (3,90)</text:p>
          </table:table-cell>
          <table:table-cell office:value-type="float" office:value="905101" calcext:value-type="float">
            <text:p>905101</text:p>
          </table:table-cell>
          <table:table-cell office:value-type="float" office:value="9915" calcext:value-type="float">
            <text:p>9915</text:p>
          </table:table-cell>
          <table:table-cell office:value-type="float" office:value="25604" calcext:value-type="float">
            <text:p>25604</text:p>
          </table:table-cell>
          <table:table-cell office:value-type="float" office:value="198873" calcext:value-type="float">
            <text:p>198873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nclave quand même …</text:p>
          </table:table-cell>
        </table:table-row>
        <table:table-row table:style-name="ro1">
          <table:table-cell/>
          <table:table-cell office:value-type="string" calcext:value-type="string">
            <text:p>callbacks_damier_reserve_nonreserve</text:p>
          </table:table-cell>
          <table:table-cell office:value-type="string" calcext:value-type="string">
            <text:p>155,64 (6,18)</text:p>
          </table:table-cell>
          <table:table-cell office:value-type="float" office:value="454861" calcext:value-type="float">
            <text:p>454861</text:p>
          </table:table-cell>
          <table:table-cell office:value-type="float" office:value="10251" calcext:value-type="float">
            <text:p>10251</text:p>
          </table:table-cell>
          <table:table-cell office:value-type="float" office:value="21630" calcext:value-type="float">
            <text:p>21630</text:p>
          </table:table-cell>
          <table:table-cell office:value-type="float" office:value="46053" calcext:value-type="float">
            <text:p>46053</text:p>
          </table:table-cell>
          <table:table-cell office:value-type="float" office:value="18" calcext:value-type="float">
            <text:p>18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tout selectionné … </text:p>
          </table:table-cell>
        </table:table-row>
        <table:table-row table:style-name="ro1">
          <table:table-cell/>
          <table:table-cell office:value-type="string" calcext:value-type="string">
            <text:p>callbacks_damier_rmax_reserve_nonreserv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llbacks_s1s2_reserve</text:p>
          </table:table-cell>
          <table:table-cell office:value-type="float" office:value="70.01" calcext:value-type="float">
            <text:p>70,01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office:value-type="string" calcext:value-type="string">
            <text:p>réserve pas connecté au bout de 200 cuts</text:p>
          </table:table-cell>
        </table:table-row>
        <table:table-row table:style-name="ro1">
          <table:table-cell/>
          <table:table-cell office:value-type="string" calcext:value-type="string">
            <text:p>S1S2_reserve_nonreserv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9:26:49.290583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14:19:36.060342751</meta:creation-date>
    <dc:date>2022-03-21T15:13:33.256321822</dc:date>
    <meta:editing-duration>PT5H51M46S</meta:editing-duration>
    <meta:editing-cycles>19</meta:editing-cycles>
    <meta:generator>LibreOffice/6.0.7.3$Linux_X86_64 LibreOffice_project/00m0$Build-3</meta:generator>
    <meta:document-statistic meta:table-count="3" meta:cell-count="510" meta:object-count="0"/>
  </office:meta>
</office:document-meta>
</file>